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175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ddi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363588110403" calcext:value-type="float">
            <text:p>0.036358811</text:p>
          </table:table-cell>
          <table:table-cell office:value-type="float" office:value="0.243541415922779" calcext:value-type="float">
            <text:p>0.24354141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834871482" calcext:value-type="float">
            <text:p>0.0148348715</text:p>
          </table:table-cell>
          <table:table-cell office:value-type="float" office:value="0.1687355606348" calcext:value-type="float">
            <text:p>0.1687355606</text:p>
          </table:table-cell>
          <table:table-cell table:number-columns-repeated="3"/>
        </table:table-row>
        <table:table-row table:style-name="ro1">
          <table:table-cell office:value-type="float" office:value="0.0176544766709" calcext:value-type="float">
            <text:p>0.0176544767</text:p>
          </table:table-cell>
          <table:table-cell office:value-type="float" office:value="0.0996826388169144" calcext:value-type="float">
            <text:p>0.0996826388</text:p>
          </table:table-cell>
          <table:table-cell table:number-columns-repeated="3"/>
        </table:table-row>
        <table:table-row table:style-name="ro1">
          <table:table-cell office:value-type="float" office:value="0.0069469658461" calcext:value-type="float">
            <text:p>0.0069469658</text:p>
          </table:table-cell>
          <table:table-cell office:value-type="float" office:value="0.239046299315606" calcext:value-type="float">
            <text:p>0.2390462993</text:p>
          </table:table-cell>
          <table:table-cell table:number-columns-repeated="3"/>
        </table:table-row>
        <table:table-row table:style-name="ro1">
          <table:table-cell office:value-type="float" office:value="0.00276381909548" calcext:value-type="float">
            <text:p>0.0027638191</text:p>
          </table:table-cell>
          <table:table-cell office:value-type="float" office:value="0.173473507962612" calcext:value-type="float">
            <text:p>0.173473508</text:p>
          </table:table-cell>
          <table:table-cell table:number-columns-repeated="3"/>
        </table:table-row>
        <table:table-row table:style-name="ro1">
          <table:table-cell office:value-type="float" office:value="0.0230262778604" calcext:value-type="float">
            <text:p>0.0230262779</text:p>
          </table:table-cell>
          <table:table-cell office:value-type="float" office:value="0.11786909914172" calcext:value-type="float">
            <text:p>0.1178690991</text:p>
          </table:table-cell>
          <table:table-cell table:number-columns-repeated="3"/>
        </table:table-row>
        <table:table-row table:style-name="ro1">
          <table:table-cell office:value-type="float" office:value="0.0311690751251" calcext:value-type="float">
            <text:p>0.0311690751</text:p>
          </table:table-cell>
          <table:table-cell office:value-type="float" office:value="0.190266672253712" calcext:value-type="float">
            <text:p>0.1902666723</text:p>
          </table:table-cell>
          <table:table-cell table:number-columns-repeated="3"/>
        </table:table-row>
        <table:table-row table:style-name="ro1">
          <table:table-cell office:value-type="float" office:value="0.0198520531401" calcext:value-type="float">
            <text:p>0.0198520531</text:p>
          </table:table-cell>
          <table:table-cell office:value-type="float" office:value="0.204550886502729" calcext:value-type="float">
            <text:p>0.2045508865</text:p>
          </table:table-cell>
          <table:table-cell table:number-columns-repeated="3"/>
        </table:table-row>
        <table:table-row table:style-name="ro1">
          <table:table-cell office:value-type="float" office:value="0.0178801675053" calcext:value-type="float">
            <text:p>0.0178801675</text:p>
          </table:table-cell>
          <table:table-cell office:value-type="float" office:value="0.244124612402717" calcext:value-type="float">
            <text:p>0.2441246124</text:p>
          </table:table-cell>
          <table:table-cell table:number-columns-repeated="3"/>
        </table:table-row>
        <table:table-row table:style-name="ro1">
          <table:table-cell office:value-type="float" office:value="0.0260115280927" calcext:value-type="float">
            <text:p>0.0260115281</text:p>
          </table:table-cell>
          <table:table-cell office:value-type="float" office:value="0.228591225692866" calcext:value-type="float">
            <text:p>0.2285912257</text:p>
          </table:table-cell>
          <table:table-cell table:number-columns-repeated="3"/>
        </table:table-row>
        <table:table-row table:style-name="ro1">
          <table:table-cell office:value-type="float" office:value="0.00913038637123" calcext:value-type="float">
            <text:p>0.0091303864</text:p>
          </table:table-cell>
          <table:table-cell office:value-type="float" office:value="0.101850968782874" calcext:value-type="float">
            <text:p>0.1018509688</text:p>
          </table:table-cell>
          <table:table-cell table:number-columns-repeated="3"/>
        </table:table-row>
        <table:table-row table:style-name="ro1">
          <table:table-cell office:value-type="float" office:value="0.0204040079301" calcext:value-type="float">
            <text:p>0.0204040079</text:p>
          </table:table-cell>
          <table:table-cell office:value-type="float" office:value="0.146102905868366" calcext:value-type="float">
            <text:p>0.1461029059</text:p>
          </table:table-cell>
          <table:table-cell table:number-columns-repeated="3"/>
        </table:table-row>
        <table:table-row table:style-name="ro1">
          <table:table-cell office:value-type="float" office:value="0.0376468361788" calcext:value-type="float">
            <text:p>0.0376468362</text:p>
          </table:table-cell>
          <table:table-cell office:value-type="float" office:value="0.228581972224768" calcext:value-type="float">
            <text:p>0.2285819722</text:p>
          </table:table-cell>
          <table:table-cell table:number-columns-repeated="3"/>
        </table:table-row>
        <table:table-row table:style-name="ro1">
          <table:table-cell office:value-type="float" office:value="0.023223733938" calcext:value-type="float">
            <text:p>0.0232237339</text:p>
          </table:table-cell>
          <table:table-cell office:value-type="float" office:value="0.171802408551886" calcext:value-type="float">
            <text:p>0.1718024086</text:p>
          </table:table-cell>
          <table:table-cell table:number-columns-repeated="3"/>
        </table:table-row>
        <table:table-row table:style-name="ro1">
          <table:table-cell office:value-type="float" office:value="0.0205255608299" calcext:value-type="float">
            <text:p>0.0205255608</text:p>
          </table:table-cell>
          <table:table-cell office:value-type="float" office:value="0.127526999974261" calcext:value-type="float">
            <text:p>0.127527</text:p>
          </table:table-cell>
          <table:table-cell table:number-columns-repeated="3"/>
        </table:table-row>
        <table:table-row table:style-name="ro1">
          <table:table-cell office:value-type="float" office:value="0.0493996524648" calcext:value-type="float">
            <text:p>0.0493996525</text:p>
          </table:table-cell>
          <table:table-cell office:value-type="float" office:value="0.166474924251041" calcext:value-type="float">
            <text:p>0.1664749243</text:p>
          </table:table-cell>
          <table:table-cell table:number-columns-repeated="3"/>
        </table:table-row>
        <table:table-row table:style-name="ro1">
          <table:table-cell office:value-type="float" office:value="0.0144739599707" calcext:value-type="float">
            <text:p>0.01447396</text:p>
          </table:table-cell>
          <table:table-cell office:value-type="float" office:value="0.24082645122315" calcext:value-type="float">
            <text:p>0.2408264512</text:p>
          </table:table-cell>
          <table:table-cell table:number-columns-repeated="3"/>
        </table:table-row>
        <table:table-row table:style-name="ro1">
          <table:table-cell office:value-type="float" office:value="0.0573573193134" calcext:value-type="float">
            <text:p>0.0573573193</text:p>
          </table:table-cell>
          <table:table-cell office:value-type="float" office:value="0.238589930298939" calcext:value-type="float">
            <text:p>0.2385899303</text:p>
          </table:table-cell>
          <table:table-cell table:number-columns-repeated="3"/>
        </table:table-row>
        <table:table-row table:style-name="ro1">
          <table:table-cell office:value-type="float" office:value="0.0130885945449" calcext:value-type="float">
            <text:p>0.0130885945</text:p>
          </table:table-cell>
          <table:table-cell office:value-type="float" office:value="0.103380009425803" calcext:value-type="float">
            <text:p>0.1033800094</text:p>
          </table:table-cell>
          <table:table-cell table:number-columns-repeated="3"/>
        </table:table-row>
        <table:table-row table:style-name="ro1">
          <table:table-cell office:value-type="float" office:value="0.00807051909892" calcext:value-type="float">
            <text:p>0.0080705191</text:p>
          </table:table-cell>
          <table:table-cell office:value-type="float" office:value="0.190396701778977" calcext:value-type="float">
            <text:p>0.1903967018</text:p>
          </table:table-cell>
          <table:table-cell table:number-columns-repeated="3"/>
        </table:table-row>
        <table:table-row table:style-name="ro1">
          <table:table-cell office:value-type="float" office:value="0.00253756450831" calcext:value-type="float">
            <text:p>0.0025375645</text:p>
          </table:table-cell>
          <table:table-cell office:value-type="float" office:value="0.377196567614828" calcext:value-type="float">
            <text:p>0.3771965676</text:p>
          </table:table-cell>
          <table:table-cell table:number-columns-repeated="3"/>
        </table:table-row>
        <table:table-row table:style-name="ro1">
          <table:table-cell office:value-type="float" office:value="0.0223511187207" calcext:value-type="float">
            <text:p>0.0223511187</text:p>
          </table:table-cell>
          <table:table-cell office:value-type="float" office:value="0.125576926613668" calcext:value-type="float">
            <text:p>0.1255769266</text:p>
          </table:table-cell>
          <table:table-cell table:number-columns-repeated="3"/>
        </table:table-row>
        <table:table-row table:style-name="ro1">
          <table:table-cell office:value-type="float" office:value="0.0233996020588" calcext:value-type="float">
            <text:p>0.0233996021</text:p>
          </table:table-cell>
          <table:table-cell office:value-type="float" office:value="0.216075162778569" calcext:value-type="float">
            <text:p>0.2160751628</text:p>
          </table:table-cell>
          <table:table-cell table:number-columns-repeated="3"/>
        </table:table-row>
        <table:table-row table:style-name="ro1">
          <table:table-cell office:value-type="float" office:value="0.0402578399968" calcext:value-type="float">
            <text:p>0.04025784</text:p>
          </table:table-cell>
          <table:table-cell office:value-type="float" office:value="0.249776775410177" calcext:value-type="float">
            <text:p>0.2497767754</text:p>
          </table:table-cell>
          <table:table-cell table:number-columns-repeated="3"/>
        </table:table-row>
        <table:table-row table:style-name="ro1">
          <table:table-cell office:value-type="float" office:value="0.0514791835267" calcext:value-type="float">
            <text:p>0.0514791835</text:p>
          </table:table-cell>
          <table:table-cell office:value-type="float" office:value="0.168009617627099" calcext:value-type="float">
            <text:p>0.1680096176</text:p>
          </table:table-cell>
          <table:table-cell table:number-columns-repeated="3"/>
        </table:table-row>
        <table:table-row table:style-name="ro1">
          <table:table-cell office:value-type="float" office:value="0.028277207989" calcext:value-type="float">
            <text:p>0.028277208</text:p>
          </table:table-cell>
          <table:table-cell office:value-type="float" office:value="0.286357469632415" calcext:value-type="float">
            <text:p>0.2863574696</text:p>
          </table:table-cell>
          <table:table-cell table:number-columns-repeated="3"/>
        </table:table-row>
        <table:table-row table:style-name="ro1">
          <table:table-cell office:value-type="float" office:value="0.039513803049" calcext:value-type="float">
            <text:p>0.039513803</text:p>
          </table:table-cell>
          <table:table-cell office:value-type="float" office:value="0.142236759329622" calcext:value-type="float">
            <text:p>0.1422367593</text:p>
          </table:table-cell>
          <table:table-cell table:number-columns-repeated="3"/>
        </table:table-row>
        <table:table-row table:style-name="ro1">
          <table:table-cell office:value-type="float" office:value="0.0105492598588" calcext:value-type="float">
            <text:p>0.0105492599</text:p>
          </table:table-cell>
          <table:table-cell office:value-type="float" office:value="0.181266332074014" calcext:value-type="float">
            <text:p>0.1812663321</text:p>
          </table:table-cell>
          <table:table-cell table:number-columns-repeated="3"/>
        </table:table-row>
        <table:table-row table:style-name="ro1">
          <table:table-cell office:value-type="float" office:value="0.0196892926158" calcext:value-type="float">
            <text:p>0.0196892926</text:p>
          </table:table-cell>
          <table:table-cell office:value-type="float" office:value="0.26929508160417" calcext:value-type="float">
            <text:p>0.2692950816</text:p>
          </table:table-cell>
          <table:table-cell table:number-columns-repeated="3"/>
        </table:table-row>
        <table:table-row table:style-name="ro1">
          <table:table-cell office:value-type="float" office:value="0.0146230841414" calcext:value-type="float">
            <text:p>0.0146230841</text:p>
          </table:table-cell>
          <table:table-cell office:value-type="float" office:value="0.123778048652313" calcext:value-type="float">
            <text:p>0.1237780487</text:p>
          </table:table-cell>
          <table:table-cell table:number-columns-repeated="3"/>
        </table:table-row>
        <table:table-row table:style-name="ro1">
          <table:table-cell office:value-type="float" office:value="0.0184398127685" calcext:value-type="float">
            <text:p>0.0184398128</text:p>
          </table:table-cell>
          <table:table-cell office:value-type="float" office:value="0.151251543783555" calcext:value-type="float">
            <text:p>0.1512515438</text:p>
          </table:table-cell>
          <table:table-cell table:number-columns-repeated="3"/>
        </table:table-row>
        <table:table-row table:style-name="ro1">
          <table:table-cell office:value-type="float" office:value="0.0120236465048" calcext:value-type="float">
            <text:p>0.0120236465</text:p>
          </table:table-cell>
          <table:table-cell office:value-type="float" office:value="0.147834288017309" calcext:value-type="float">
            <text:p>0.147834288</text:p>
          </table:table-cell>
          <table:table-cell table:number-columns-repeated="3"/>
        </table:table-row>
        <table:table-row table:style-name="ro1">
          <table:table-cell office:value-type="float" office:value="0.0026288691017" calcext:value-type="float">
            <text:p>0.0026288691</text:p>
          </table:table-cell>
          <table:table-cell office:value-type="float" office:value="0.22637190311172" calcext:value-type="float">
            <text:p>0.2263719031</text:p>
          </table:table-cell>
          <table:table-cell table:number-columns-repeated="3"/>
        </table:table-row>
        <table:table-row table:style-name="ro1">
          <table:table-cell office:value-type="float" office:value="0.0222070534699" calcext:value-type="float">
            <text:p>0.0222070535</text:p>
          </table:table-cell>
          <table:table-cell office:value-type="float" office:value="0.224985220010755" calcext:value-type="float">
            <text:p>0.22498522</text:p>
          </table:table-cell>
          <table:table-cell table:number-columns-repeated="3"/>
        </table:table-row>
        <table:table-row table:style-name="ro1">
          <table:table-cell office:value-type="float" office:value="0.0132208157525" calcext:value-type="float">
            <text:p>0.0132208158</text:p>
          </table:table-cell>
          <table:table-cell office:value-type="float" office:value="0.192840819054273" calcext:value-type="float">
            <text:p>0.1928408191</text:p>
          </table:table-cell>
          <table:table-cell table:number-columns-repeated="3"/>
        </table:table-row>
        <table:table-row table:style-name="ro1">
          <table:table-cell office:value-type="float" office:value="0.0294138644963" calcext:value-type="float">
            <text:p>0.0294138645</text:p>
          </table:table-cell>
          <table:table-cell office:value-type="float" office:value="0.186009861140277" calcext:value-type="float">
            <text:p>0.1860098611</text:p>
          </table:table-cell>
          <table:table-cell table:number-columns-repeated="3"/>
        </table:table-row>
        <table:table-row table:style-name="ro1">
          <table:table-cell office:value-type="float" office:value="0.00267446340745" calcext:value-type="float">
            <text:p>0.0026744634</text:p>
          </table:table-cell>
          <table:table-cell office:value-type="float" office:value="0.405031514967582" calcext:value-type="float">
            <text:p>0.405031515</text:p>
          </table:table-cell>
          <table:table-cell table:number-columns-repeated="3"/>
        </table:table-row>
        <table:table-row table:style-name="ro1">
          <table:table-cell office:value-type="float" office:value="0.0257550491014" calcext:value-type="float">
            <text:p>0.0257550491</text:p>
          </table:table-cell>
          <table:table-cell office:value-type="float" office:value="0.296893567625278" calcext:value-type="float">
            <text:p>0.2968935676</text:p>
          </table:table-cell>
          <table:table-cell table:number-columns-repeated="3"/>
        </table:table-row>
        <table:table-row table:style-name="ro1">
          <table:table-cell office:value-type="float" office:value="0.0107903066651" calcext:value-type="float">
            <text:p>0.0107903067</text:p>
          </table:table-cell>
          <table:table-cell office:value-type="float" office:value="0.176699818403572" calcext:value-type="float">
            <text:p>0.1766998184</text:p>
          </table:table-cell>
          <table:table-cell table:number-columns-repeated="3"/>
        </table:table-row>
        <table:table-row table:style-name="ro1">
          <table:table-cell office:value-type="float" office:value="0.00921825576141" calcext:value-type="float">
            <text:p>0.0092182558</text:p>
          </table:table-cell>
          <table:table-cell office:value-type="float" office:value="0.112877285356589" calcext:value-type="float">
            <text:p>0.1128772854</text:p>
          </table:table-cell>
          <table:table-cell table:number-columns-repeated="3"/>
        </table:table-row>
        <table:table-row table:style-name="ro1">
          <table:table-cell office:value-type="float" office:value="0.0157818392805" calcext:value-type="float">
            <text:p>0.0157818393</text:p>
          </table:table-cell>
          <table:table-cell office:value-type="float" office:value="0.190441134463534" calcext:value-type="float">
            <text:p>0.1904411345</text:p>
          </table:table-cell>
          <table:table-cell table:number-columns-repeated="3"/>
        </table:table-row>
        <table:table-row table:style-name="ro1">
          <table:table-cell office:value-type="float" office:value="0.00722582151404" calcext:value-type="float">
            <text:p>0.0072258215</text:p>
          </table:table-cell>
          <table:table-cell office:value-type="float" office:value="0.225490375188971" calcext:value-type="float">
            <text:p>0.2254903752</text:p>
          </table:table-cell>
          <table:table-cell table:number-columns-repeated="3"/>
        </table:table-row>
        <table:table-row table:style-name="ro1">
          <table:table-cell office:value-type="float" office:value="0.00198768531803" calcext:value-type="float">
            <text:p>0.0019876853</text:p>
          </table:table-cell>
          <table:table-cell office:value-type="float" office:value="0.239270543575193" calcext:value-type="float">
            <text:p>0.2392705436</text:p>
          </table:table-cell>
          <table:table-cell table:number-columns-repeated="3"/>
        </table:table-row>
        <table:table-row table:style-name="ro1">
          <table:table-cell office:value-type="float" office:value="0.0165782104906" calcext:value-type="float">
            <text:p>0.0165782105</text:p>
          </table:table-cell>
          <table:table-cell office:value-type="float" office:value="0.107020086609423" calcext:value-type="float">
            <text:p>0.1070200866</text:p>
          </table:table-cell>
          <table:table-cell table:number-columns-repeated="3"/>
        </table:table-row>
        <table:table-row table:style-name="ro1">
          <table:table-cell office:value-type="float" office:value="0.0249022340091" calcext:value-type="float">
            <text:p>0.024902234</text:p>
          </table:table-cell>
          <table:table-cell office:value-type="float" office:value="0.172304860537769" calcext:value-type="float">
            <text:p>0.1723048605</text:p>
          </table:table-cell>
          <table:table-cell table:number-columns-repeated="3"/>
        </table:table-row>
        <table:table-row table:style-name="ro1">
          <table:table-cell office:value-type="float" office:value="0.0605183105183" calcext:value-type="float">
            <text:p>0.0605183105</text:p>
          </table:table-cell>
          <table:table-cell office:value-type="float" office:value="0.23239336017236" calcext:value-type="float">
            <text:p>0.2323933602</text:p>
          </table:table-cell>
          <table:table-cell table:number-columns-repeated="3"/>
        </table:table-row>
        <table:table-row table:style-name="ro1">
          <table:table-cell office:value-type="float" office:value="0.00969144160194" calcext:value-type="float">
            <text:p>0.0096914416</text:p>
          </table:table-cell>
          <table:table-cell office:value-type="float" office:value="0.146281452413811" calcext:value-type="float">
            <text:p>0.1462814524</text:p>
          </table:table-cell>
          <table:table-cell table:number-columns-repeated="3"/>
        </table:table-row>
        <table:table-row table:style-name="ro1">
          <table:table-cell office:value-type="float" office:value="0.00558695510947" calcext:value-type="float">
            <text:p>0.0055869551</text:p>
          </table:table-cell>
          <table:table-cell office:value-type="float" office:value="0.258365516883579" calcext:value-type="float">
            <text:p>0.2583655169</text:p>
          </table:table-cell>
          <table:table-cell table:number-columns-repeated="3"/>
        </table:table-row>
        <table:table-row table:style-name="ro1">
          <table:table-cell office:value-type="float" office:value="0.0111130963016" calcext:value-type="float">
            <text:p>0.0111130963</text:p>
          </table:table-cell>
          <table:table-cell office:value-type="float" office:value="0.116013791133745" calcext:value-type="float">
            <text:p>0.1160137911</text:p>
          </table:table-cell>
          <table:table-cell table:number-columns-repeated="3"/>
        </table:table-row>
        <table:table-row table:style-name="ro1">
          <table:table-cell office:value-type="float" office:value="0.033224243591" calcext:value-type="float">
            <text:p>0.0332242436</text:p>
          </table:table-cell>
          <table:table-cell office:value-type="float" office:value="0.215159551531996" calcext:value-type="float">
            <text:p>0.2151595515</text:p>
          </table:table-cell>
          <table:table-cell table:number-columns-repeated="3"/>
        </table:table-row>
        <table:table-row table:style-name="ro1">
          <table:table-cell office:value-type="float" office:value="0.031419805134" calcext:value-type="float">
            <text:p>0.0314198051</text:p>
          </table:table-cell>
          <table:table-cell office:value-type="float" office:value="0.184950677300181" calcext:value-type="float">
            <text:p>0.1849506773</text:p>
          </table:table-cell>
          <table:table-cell table:number-columns-repeated="3"/>
        </table:table-row>
        <table:table-row table:style-name="ro1">
          <table:table-cell office:value-type="float" office:value="0.0159699284912" calcext:value-type="float">
            <text:p>0.0159699285</text:p>
          </table:table-cell>
          <table:table-cell office:value-type="float" office:value="0.0901602393579374" calcext:value-type="float">
            <text:p>0.0901602394</text:p>
          </table:table-cell>
          <table:table-cell table:number-columns-repeated="3"/>
        </table:table-row>
        <table:table-row table:style-name="ro1">
          <table:table-cell office:value-type="float" office:value="0.00761964956635" calcext:value-type="float">
            <text:p>0.0076196496</text:p>
          </table:table-cell>
          <table:table-cell office:value-type="float" office:value="0.195117586240874" calcext:value-type="float">
            <text:p>0.1951175862</text:p>
          </table:table-cell>
          <table:table-cell table:number-columns-repeated="3"/>
        </table:table-row>
        <table:table-row table:style-name="ro1">
          <table:table-cell office:value-type="float" office:value="0.0207763214749" calcext:value-type="float">
            <text:p>0.0207763215</text:p>
          </table:table-cell>
          <table:table-cell office:value-type="float" office:value="0.0881832623414914" calcext:value-type="float">
            <text:p>0.0881832623</text:p>
          </table:table-cell>
          <table:table-cell table:number-columns-repeated="3"/>
        </table:table-row>
        <table:table-row table:style-name="ro1">
          <table:table-cell office:value-type="float" office:value="0.0149900028563" calcext:value-type="float">
            <text:p>0.0149900029</text:p>
          </table:table-cell>
          <table:table-cell office:value-type="float" office:value="0.235484388720616" calcext:value-type="float">
            <text:p>0.2354843887</text:p>
          </table:table-cell>
          <table:table-cell table:number-columns-repeated="3"/>
        </table:table-row>
        <table:table-row table:style-name="ro1">
          <table:table-cell office:value-type="float" office:value="0.0190128821977" calcext:value-type="float">
            <text:p>0.0190128822</text:p>
          </table:table-cell>
          <table:table-cell office:value-type="float" office:value="0.143735497785305" calcext:value-type="float">
            <text:p>0.1437354978</text:p>
          </table:table-cell>
          <table:table-cell table:number-columns-repeated="3"/>
        </table:table-row>
        <table:table-row table:style-name="ro1">
          <table:table-cell office:value-type="float" office:value="0.020196416831" calcext:value-type="float">
            <text:p>0.0201964168</text:p>
          </table:table-cell>
          <table:table-cell office:value-type="float" office:value="0.200411814718524" calcext:value-type="float">
            <text:p>0.2004118147</text:p>
          </table:table-cell>
          <table:table-cell table:number-columns-repeated="3"/>
        </table:table-row>
        <table:table-row table:style-name="ro1">
          <table:table-cell office:value-type="float" office:value="0.0324811258323" calcext:value-type="float">
            <text:p>0.0324811258</text:p>
          </table:table-cell>
          <table:table-cell office:value-type="float" office:value="0.104308243348906" calcext:value-type="float">
            <text:p>0.1043082433</text:p>
          </table:table-cell>
          <table:table-cell table:number-columns-repeated="3"/>
        </table:table-row>
        <table:table-row table:style-name="ro1">
          <table:table-cell office:value-type="float" office:value="0.00888050430221" calcext:value-type="float">
            <text:p>0.0088805043</text:p>
          </table:table-cell>
          <table:table-cell office:value-type="float" office:value="0.128577293823123" calcext:value-type="float">
            <text:p>0.1285772938</text:p>
          </table:table-cell>
          <table:table-cell table:number-columns-repeated="3"/>
        </table:table-row>
        <table:table-row table:style-name="ro1">
          <table:table-cell office:value-type="float" office:value="0.0305052627243" calcext:value-type="float">
            <text:p>0.0305052627</text:p>
          </table:table-cell>
          <table:table-cell office:value-type="float" office:value="0.140490961074178" calcext:value-type="float">
            <text:p>0.1404909611</text:p>
          </table:table-cell>
          <table:table-cell table:number-columns-repeated="3"/>
        </table:table-row>
        <table:table-row table:style-name="ro1">
          <table:table-cell office:value-type="float" office:value="0.0113141862489" calcext:value-type="float">
            <text:p>0.0113141862</text:p>
          </table:table-cell>
          <table:table-cell office:value-type="float" office:value="0.113034192774116" calcext:value-type="float">
            <text:p>0.1130341928</text:p>
          </table:table-cell>
          <table:table-cell table:number-columns-repeated="3"/>
        </table:table-row>
        <table:table-row table:style-name="ro1">
          <table:table-cell office:value-type="float" office:value="0.0147034187704" calcext:value-type="float">
            <text:p>0.0147034188</text:p>
          </table:table-cell>
          <table:table-cell office:value-type="float" office:value="0.200918157245191" calcext:value-type="float">
            <text:p>0.2009181572</text:p>
          </table:table-cell>
          <table:table-cell table:number-columns-repeated="3"/>
        </table:table-row>
        <table:table-row table:style-name="ro1">
          <table:table-cell office:value-type="float" office:value="0.0200142311922" calcext:value-type="float">
            <text:p>0.0200142312</text:p>
          </table:table-cell>
          <table:table-cell office:value-type="float" office:value="0.246095324849066" calcext:value-type="float">
            <text:p>0.2460953248</text:p>
          </table:table-cell>
          <table:table-cell table:number-columns-repeated="3"/>
        </table:table-row>
        <table:table-row table:style-name="ro1">
          <table:table-cell office:value-type="float" office:value="0.0606031670247" calcext:value-type="float">
            <text:p>0.060603167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</table:table>
      <table:table table:name="Deletion" table:style-name="ta1"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386271462007" calcext:value-type="float">
            <text:p>0.0386271462</text:p>
          </table:table-cell>
          <table:table-cell office:value-type="float" office:value="0.243541415922779" calcext:value-type="float">
            <text:p>0.24354141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6560410369" calcext:value-type="float">
            <text:p>0.014656041</text:p>
          </table:table-cell>
          <table:table-cell office:value-type="float" office:value="0.14731775162775" calcext:value-type="float">
            <text:p>0.1473177516</text:p>
          </table:table-cell>
          <table:table-cell table:number-columns-repeated="3"/>
        </table:table-row>
        <table:table-row table:style-name="ro1">
          <table:table-cell office:value-type="float" office:value="0.0187542127592" calcext:value-type="float">
            <text:p>0.0187542128</text:p>
          </table:table-cell>
          <table:table-cell office:value-type="float" office:value="0.0996826388169144" calcext:value-type="float">
            <text:p>0.0996826388</text:p>
          </table:table-cell>
          <table:table-cell table:number-columns-repeated="3"/>
        </table:table-row>
        <table:table-row table:style-name="ro1">
          <table:table-cell office:value-type="float" office:value="0.00744343724667" calcext:value-type="float">
            <text:p>0.0074434372</text:p>
          </table:table-cell>
          <table:table-cell office:value-type="float" office:value="0.239046299315606" calcext:value-type="float">
            <text:p>0.2390462993</text:p>
          </table:table-cell>
          <table:table-cell table:number-columns-repeated="3"/>
        </table:table-row>
        <table:table-row table:style-name="ro1">
          <table:table-cell office:value-type="float" office:value="0.0029123643103" calcext:value-type="float">
            <text:p>0.0029123643</text:p>
          </table:table-cell>
          <table:table-cell office:value-type="float" office:value="0.17347351876036" calcext:value-type="float">
            <text:p>0.1734735188</text:p>
          </table:table-cell>
          <table:table-cell table:number-columns-repeated="3"/>
        </table:table-row>
        <table:table-row table:style-name="ro1">
          <table:table-cell office:value-type="float" office:value="0.0233122171946" calcext:value-type="float">
            <text:p>0.0233122172</text:p>
          </table:table-cell>
          <table:table-cell office:value-type="float" office:value="0.11786909914172" calcext:value-type="float">
            <text:p>0.1178690991</text:p>
          </table:table-cell>
          <table:table-cell table:number-columns-repeated="3"/>
        </table:table-row>
        <table:table-row table:style-name="ro1">
          <table:table-cell office:value-type="float" office:value="0.0307834757835" calcext:value-type="float">
            <text:p>0.0307834758</text:p>
          </table:table-cell>
          <table:table-cell office:value-type="float" office:value="0.190266672253712" calcext:value-type="float">
            <text:p>0.1902666723</text:p>
          </table:table-cell>
          <table:table-cell table:number-columns-repeated="3"/>
        </table:table-row>
        <table:table-row table:style-name="ro1">
          <table:table-cell office:value-type="float" office:value="0.0220000450359" calcext:value-type="float">
            <text:p>0.022000045</text:p>
          </table:table-cell>
          <table:table-cell office:value-type="float" office:value="0.204550886502729" calcext:value-type="float">
            <text:p>0.2045508865</text:p>
          </table:table-cell>
          <table:table-cell table:number-columns-repeated="3"/>
        </table:table-row>
        <table:table-row table:style-name="ro1">
          <table:table-cell office:value-type="float" office:value="0.0179282633103" calcext:value-type="float">
            <text:p>0.0179282633</text:p>
          </table:table-cell>
          <table:table-cell office:value-type="float" office:value="0.244124612402717" calcext:value-type="float">
            <text:p>0.2441246124</text:p>
          </table:table-cell>
          <table:table-cell table:number-columns-repeated="3"/>
        </table:table-row>
        <table:table-row table:style-name="ro1">
          <table:table-cell office:value-type="float" office:value="0.0245975378788" calcext:value-type="float">
            <text:p>0.0245975379</text:p>
          </table:table-cell>
          <table:table-cell office:value-type="float" office:value="0.228591225692866" calcext:value-type="float">
            <text:p>0.2285912257</text:p>
          </table:table-cell>
          <table:table-cell table:number-columns-repeated="3"/>
        </table:table-row>
        <table:table-row table:style-name="ro1">
          <table:table-cell office:value-type="float" office:value="0.00836604267311" calcext:value-type="float">
            <text:p>0.0083660427</text:p>
          </table:table-cell>
          <table:table-cell office:value-type="float" office:value="0.13408493497374" calcext:value-type="float">
            <text:p>0.134084935</text:p>
          </table:table-cell>
          <table:table-cell table:number-columns-repeated="3"/>
        </table:table-row>
        <table:table-row table:style-name="ro1">
          <table:table-cell office:value-type="float" office:value="0.0203642365642" calcext:value-type="float">
            <text:p>0.0203642366</text:p>
          </table:table-cell>
          <table:table-cell office:value-type="float" office:value="0.146102905868366" calcext:value-type="float">
            <text:p>0.1461029059</text:p>
          </table:table-cell>
          <table:table-cell table:number-columns-repeated="3"/>
        </table:table-row>
        <table:table-row table:style-name="ro1">
          <table:table-cell office:value-type="float" office:value="0.0473209925867" calcext:value-type="float">
            <text:p>0.0473209926</text:p>
          </table:table-cell>
          <table:table-cell office:value-type="float" office:value="0.228581972224768" calcext:value-type="float">
            <text:p>0.2285819722</text:p>
          </table:table-cell>
          <table:table-cell table:number-columns-repeated="3"/>
        </table:table-row>
        <table:table-row table:style-name="ro1">
          <table:table-cell office:value-type="float" office:value="0.0249117378714" calcext:value-type="float">
            <text:p>0.0249117379</text:p>
          </table:table-cell>
          <table:table-cell office:value-type="float" office:value="0.171802408551886" calcext:value-type="float">
            <text:p>0.1718024086</text:p>
          </table:table-cell>
          <table:table-cell table:number-columns-repeated="3"/>
        </table:table-row>
        <table:table-row table:style-name="ro1">
          <table:table-cell office:value-type="float" office:value="0.0201815105368" calcext:value-type="float">
            <text:p>0.0201815105</text:p>
          </table:table-cell>
          <table:table-cell office:value-type="float" office:value="0.127526999974261" calcext:value-type="float">
            <text:p>0.127527</text:p>
          </table:table-cell>
          <table:table-cell table:number-columns-repeated="3"/>
        </table:table-row>
        <table:table-row table:style-name="ro1">
          <table:table-cell office:value-type="float" office:value="0.0509255260961" calcext:value-type="float">
            <text:p>0.0509255261</text:p>
          </table:table-cell>
          <table:table-cell office:value-type="float" office:value="0.177817430386899" calcext:value-type="float">
            <text:p>0.1778174304</text:p>
          </table:table-cell>
          <table:table-cell table:number-columns-repeated="3"/>
        </table:table-row>
        <table:table-row table:style-name="ro1">
          <table:table-cell office:value-type="float" office:value="0.0120202304772" calcext:value-type="float">
            <text:p>0.0120202305</text:p>
          </table:table-cell>
          <table:table-cell office:value-type="float" office:value="0.24082645122315" calcext:value-type="float">
            <text:p>0.2408264512</text:p>
          </table:table-cell>
          <table:table-cell table:number-columns-repeated="3"/>
        </table:table-row>
        <table:table-row table:style-name="ro1">
          <table:table-cell office:value-type="float" office:value="0.0784205962457" calcext:value-type="float">
            <text:p>0.0784205962</text:p>
          </table:table-cell>
          <table:table-cell office:value-type="float" office:value="0.238589930298939" calcext:value-type="float">
            <text:p>0.2385899303</text:p>
          </table:table-cell>
          <table:table-cell table:number-columns-repeated="3"/>
        </table:table-row>
        <table:table-row table:style-name="ro1">
          <table:table-cell office:value-type="float" office:value="0.0128974412028" calcext:value-type="float">
            <text:p>0.0128974412</text:p>
          </table:table-cell>
          <table:table-cell office:value-type="float" office:value="0.103380009425803" calcext:value-type="float">
            <text:p>0.1033800094</text:p>
          </table:table-cell>
          <table:table-cell table:number-columns-repeated="3"/>
        </table:table-row>
        <table:table-row table:style-name="ro1">
          <table:table-cell office:value-type="float" office:value="0.00885096882226" calcext:value-type="float">
            <text:p>0.0088509688</text:p>
          </table:table-cell>
          <table:table-cell office:value-type="float" office:value="0.190396701778977" calcext:value-type="float">
            <text:p>0.1903967018</text:p>
          </table:table-cell>
          <table:table-cell table:number-columns-repeated="3"/>
        </table:table-row>
        <table:table-row table:style-name="ro1">
          <table:table-cell office:value-type="float" office:value="0.00357512060648" calcext:value-type="float">
            <text:p>0.0035751206</text:p>
          </table:table-cell>
          <table:table-cell office:value-type="float" office:value="0.182661882963128" calcext:value-type="float">
            <text:p>0.182661883</text:p>
          </table:table-cell>
          <table:table-cell table:number-columns-repeated="3"/>
        </table:table-row>
        <table:table-row table:style-name="ro1">
          <table:table-cell office:value-type="float" office:value="0.0232217955751" calcext:value-type="float">
            <text:p>0.0232217956</text:p>
          </table:table-cell>
          <table:table-cell office:value-type="float" office:value="0.125576926613668" calcext:value-type="float">
            <text:p>0.1255769266</text:p>
          </table:table-cell>
          <table:table-cell table:number-columns-repeated="3"/>
        </table:table-row>
        <table:table-row table:style-name="ro1">
          <table:table-cell office:value-type="float" office:value="0.0245552276924" calcext:value-type="float">
            <text:p>0.0245552277</text:p>
          </table:table-cell>
          <table:table-cell office:value-type="float" office:value="0.179978310492851" calcext:value-type="float">
            <text:p>0.1799783105</text:p>
          </table:table-cell>
          <table:table-cell table:number-columns-repeated="3"/>
        </table:table-row>
        <table:table-row table:style-name="ro1">
          <table:table-cell office:value-type="float" office:value="0.0427541208791" calcext:value-type="float">
            <text:p>0.0427541209</text:p>
          </table:table-cell>
          <table:table-cell office:value-type="float" office:value="0.246972208853399" calcext:value-type="float">
            <text:p>0.2469722089</text:p>
          </table:table-cell>
          <table:table-cell table:number-columns-repeated="3"/>
        </table:table-row>
        <table:table-row table:style-name="ro1">
          <table:table-cell office:value-type="float" office:value="0.0546225297675" calcext:value-type="float">
            <text:p>0.0546225298</text:p>
          </table:table-cell>
          <table:table-cell office:value-type="float" office:value="0.168009617627099" calcext:value-type="float">
            <text:p>0.1680096176</text:p>
          </table:table-cell>
          <table:table-cell table:number-columns-repeated="3"/>
        </table:table-row>
        <table:table-row table:style-name="ro1">
          <table:table-cell office:value-type="float" office:value="0.0287939338047" calcext:value-type="float">
            <text:p>0.0287939338</text:p>
          </table:table-cell>
          <table:table-cell office:value-type="float" office:value="0.197107526712307" calcext:value-type="float">
            <text:p>0.1971075267</text:p>
          </table:table-cell>
          <table:table-cell table:number-columns-repeated="3"/>
        </table:table-row>
        <table:table-row table:style-name="ro1">
          <table:table-cell office:value-type="float" office:value="0.0390110296839" calcext:value-type="float">
            <text:p>0.0390110297</text:p>
          </table:table-cell>
          <table:table-cell office:value-type="float" office:value="0.142236759329622" calcext:value-type="float">
            <text:p>0.1422367593</text:p>
          </table:table-cell>
          <table:table-cell table:number-columns-repeated="3"/>
        </table:table-row>
        <table:table-row table:style-name="ro1">
          <table:table-cell office:value-type="float" office:value="0.0105669184143" calcext:value-type="float">
            <text:p>0.0105669184</text:p>
          </table:table-cell>
          <table:table-cell office:value-type="float" office:value="0.181266332074014" calcext:value-type="float">
            <text:p>0.1812663321</text:p>
          </table:table-cell>
          <table:table-cell table:number-columns-repeated="3"/>
        </table:table-row>
        <table:table-row table:style-name="ro1">
          <table:table-cell office:value-type="float" office:value="0.0199569524895" calcext:value-type="float">
            <text:p>0.0199569525</text:p>
          </table:table-cell>
          <table:table-cell office:value-type="float" office:value="0.166214594610179" calcext:value-type="float">
            <text:p>0.1662145946</text:p>
          </table:table-cell>
          <table:table-cell table:number-columns-repeated="3"/>
        </table:table-row>
        <table:table-row table:style-name="ro1">
          <table:table-cell office:value-type="float" office:value="0.0162844530577" calcext:value-type="float">
            <text:p>0.0162844531</text:p>
          </table:table-cell>
          <table:table-cell office:value-type="float" office:value="0.123778048652313" calcext:value-type="float">
            <text:p>0.1237780487</text:p>
          </table:table-cell>
          <table:table-cell table:number-columns-repeated="3"/>
        </table:table-row>
        <table:table-row table:style-name="ro1">
          <table:table-cell office:value-type="float" office:value="0.0251785714286" calcext:value-type="float">
            <text:p>0.0251785714</text:p>
          </table:table-cell>
          <table:table-cell office:value-type="float" office:value="0.0792607512882932" calcext:value-type="float">
            <text:p>0.0792607513</text:p>
          </table:table-cell>
          <table:table-cell table:number-columns-repeated="3"/>
        </table:table-row>
        <table:table-row table:style-name="ro1">
          <table:table-cell office:value-type="float" office:value="0.0115146752315" calcext:value-type="float">
            <text:p>0.0115146752</text:p>
          </table:table-cell>
          <table:table-cell office:value-type="float" office:value="0.147834288017309" calcext:value-type="float">
            <text:p>0.147834288</text:p>
          </table:table-cell>
          <table:table-cell table:number-columns-repeated="3"/>
        </table:table-row>
        <table:table-row table:style-name="ro1">
          <table:table-cell office:value-type="float" office:value="0.00302265774495" calcext:value-type="float">
            <text:p>0.0030226577</text:p>
          </table:table-cell>
          <table:table-cell office:value-type="float" office:value="0.230370626238649" calcext:value-type="float">
            <text:p>0.2303706262</text:p>
          </table:table-cell>
          <table:table-cell table:number-columns-repeated="3"/>
        </table:table-row>
        <table:table-row table:style-name="ro1">
          <table:table-cell office:value-type="float" office:value="0.0242899048437" calcext:value-type="float">
            <text:p>0.0242899048</text:p>
          </table:table-cell>
          <table:table-cell office:value-type="float" office:value="0.224985220010755" calcext:value-type="float">
            <text:p>0.22498522</text:p>
          </table:table-cell>
          <table:table-cell table:number-columns-repeated="3"/>
        </table:table-row>
        <table:table-row table:style-name="ro1">
          <table:table-cell office:value-type="float" office:value="0.0139092728486" calcext:value-type="float">
            <text:p>0.0139092728</text:p>
          </table:table-cell>
          <table:table-cell office:value-type="float" office:value="0.192840819054273" calcext:value-type="float">
            <text:p>0.1928408191</text:p>
          </table:table-cell>
          <table:table-cell table:number-columns-repeated="3"/>
        </table:table-row>
        <table:table-row table:style-name="ro1">
          <table:table-cell office:value-type="float" office:value="0.0318660032664" calcext:value-type="float">
            <text:p>0.0318660033</text:p>
          </table:table-cell>
          <table:table-cell office:value-type="float" office:value="0.186009861140277" calcext:value-type="float">
            <text:p>0.1860098611</text:p>
          </table:table-cell>
          <table:table-cell table:number-columns-repeated="3"/>
        </table:table-row>
        <table:table-row table:style-name="ro1">
          <table:table-cell office:value-type="float" office:value="0.00228825136612" calcext:value-type="float">
            <text:p>0.0022882514</text:p>
          </table:table-cell>
          <table:table-cell office:value-type="float" office:value="0.230319634399767" calcext:value-type="float">
            <text:p>0.2303196344</text:p>
          </table:table-cell>
          <table:table-cell table:number-columns-repeated="3"/>
        </table:table-row>
        <table:table-row table:style-name="ro1">
          <table:table-cell office:value-type="float" office:value="0.0256580057912" calcext:value-type="float">
            <text:p>0.0256580058</text:p>
          </table:table-cell>
          <table:table-cell office:value-type="float" office:value="0.221147311925928" calcext:value-type="float">
            <text:p>0.2211473119</text:p>
          </table:table-cell>
          <table:table-cell table:number-columns-repeated="3"/>
        </table:table-row>
        <table:table-row table:style-name="ro1">
          <table:table-cell office:value-type="float" office:value="0.0102531910442" calcext:value-type="float">
            <text:p>0.010253191</text:p>
          </table:table-cell>
          <table:table-cell office:value-type="float" office:value="0.176699818403572" calcext:value-type="float">
            <text:p>0.1766998184</text:p>
          </table:table-cell>
          <table:table-cell table:number-columns-repeated="3"/>
        </table:table-row>
        <table:table-row table:style-name="ro1">
          <table:table-cell office:value-type="float" office:value="0.0101424553962" calcext:value-type="float">
            <text:p>0.0101424554</text:p>
          </table:table-cell>
          <table:table-cell office:value-type="float" office:value="0.112877285356589" calcext:value-type="float">
            <text:p>0.1128772854</text:p>
          </table:table-cell>
          <table:table-cell table:number-columns-repeated="3"/>
        </table:table-row>
        <table:table-row table:style-name="ro1">
          <table:table-cell office:value-type="float" office:value="0.0180932916566" calcext:value-type="float">
            <text:p>0.0180932917</text:p>
          </table:table-cell>
          <table:table-cell office:value-type="float" office:value="0.190441134463534" calcext:value-type="float">
            <text:p>0.1904411345</text:p>
          </table:table-cell>
          <table:table-cell table:number-columns-repeated="3"/>
        </table:table-row>
        <table:table-row table:style-name="ro1">
          <table:table-cell office:value-type="float" office:value="0.0077166530351" calcext:value-type="float">
            <text:p>0.007716653</text:p>
          </table:table-cell>
          <table:table-cell office:value-type="float" office:value="0.225490375188971" calcext:value-type="float">
            <text:p>0.2254903752</text:p>
          </table:table-cell>
          <table:table-cell table:number-columns-repeated="3"/>
        </table:table-row>
        <table:table-row table:style-name="ro1">
          <table:table-cell office:value-type="float" office:value="0.00275010143817" calcext:value-type="float">
            <text:p>0.0027501014</text:p>
          </table:table-cell>
          <table:table-cell office:value-type="float" office:value="0.23927054784049" calcext:value-type="float">
            <text:p>0.2392705478</text:p>
          </table:table-cell>
          <table:table-cell table:number-columns-repeated="3"/>
        </table:table-row>
        <table:table-row table:style-name="ro1">
          <table:table-cell office:value-type="float" office:value="0.0164378918827" calcext:value-type="float">
            <text:p>0.0164378919</text:p>
          </table:table-cell>
          <table:table-cell office:value-type="float" office:value="0.107020086609423" calcext:value-type="float">
            <text:p>0.1070200866</text:p>
          </table:table-cell>
          <table:table-cell table:number-columns-repeated="3"/>
        </table:table-row>
        <table:table-row table:style-name="ro1">
          <table:table-cell office:value-type="float" office:value="0.0260411740597" calcext:value-type="float">
            <text:p>0.0260411741</text:p>
          </table:table-cell>
          <table:table-cell office:value-type="float" office:value="0.172304860537769" calcext:value-type="float">
            <text:p>0.1723048605</text:p>
          </table:table-cell>
          <table:table-cell table:number-columns-repeated="3"/>
        </table:table-row>
        <table:table-row table:style-name="ro1">
          <table:table-cell office:value-type="float" office:value="0.0768153360671" calcext:value-type="float">
            <text:p>0.0768153361</text:p>
          </table:table-cell>
          <table:table-cell office:value-type="float" office:value="0.23239336017236" calcext:value-type="float">
            <text:p>0.2323933602</text:p>
          </table:table-cell>
          <table:table-cell table:number-columns-repeated="3"/>
        </table:table-row>
        <table:table-row table:style-name="ro1">
          <table:table-cell office:value-type="float" office:value="0.00974729679005" calcext:value-type="float">
            <text:p>0.0097472968</text:p>
          </table:table-cell>
          <table:table-cell office:value-type="float" office:value="0.145614179030733" calcext:value-type="float">
            <text:p>0.145614179</text:p>
          </table:table-cell>
          <table:table-cell table:number-columns-repeated="3"/>
        </table:table-row>
        <table:table-row table:style-name="ro1">
          <table:table-cell office:value-type="float" office:value="0.00528605433801" calcext:value-type="float">
            <text:p>0.0052860543</text:p>
          </table:table-cell>
          <table:table-cell office:value-type="float" office:value="0.212727680366937" calcext:value-type="float">
            <text:p>0.2127276804</text:p>
          </table:table-cell>
          <table:table-cell table:number-columns-repeated="3"/>
        </table:table-row>
        <table:table-row table:style-name="ro1">
          <table:table-cell office:value-type="float" office:value="0.0135026051222" calcext:value-type="float">
            <text:p>0.0135026051</text:p>
          </table:table-cell>
          <table:table-cell office:value-type="float" office:value="0.101235650530759" calcext:value-type="float">
            <text:p>0.1012356505</text:p>
          </table:table-cell>
          <table:table-cell table:number-columns-repeated="3"/>
        </table:table-row>
        <table:table-row table:style-name="ro1">
          <table:table-cell office:value-type="float" office:value="0.0381825717542" calcext:value-type="float">
            <text:p>0.0381825718</text:p>
          </table:table-cell>
          <table:table-cell office:value-type="float" office:value="0.120650224621188" calcext:value-type="float">
            <text:p>0.1206502246</text:p>
          </table:table-cell>
          <table:table-cell table:number-columns-repeated="3"/>
        </table:table-row>
        <table:table-row table:style-name="ro1">
          <table:table-cell office:value-type="float" office:value="0.0355776347647" calcext:value-type="float">
            <text:p>0.0355776348</text:p>
          </table:table-cell>
          <table:table-cell office:value-type="float" office:value="0.177967354427741" calcext:value-type="float">
            <text:p>0.1779673544</text:p>
          </table:table-cell>
          <table:table-cell table:number-columns-repeated="3"/>
        </table:table-row>
        <table:table-row table:style-name="ro1">
          <table:table-cell office:value-type="float" office:value="0.0147809759337" calcext:value-type="float">
            <text:p>0.0147809759</text:p>
          </table:table-cell>
          <table:table-cell office:value-type="float" office:value="0.0901602393579374" calcext:value-type="float">
            <text:p>0.0901602394</text:p>
          </table:table-cell>
          <table:table-cell table:number-columns-repeated="3"/>
        </table:table-row>
        <table:table-row table:style-name="ro1">
          <table:table-cell office:value-type="float" office:value="0.00694271371097" calcext:value-type="float">
            <text:p>0.0069427137</text:p>
          </table:table-cell>
          <table:table-cell office:value-type="float" office:value="0.17873377095717" calcext:value-type="float">
            <text:p>0.178733771</text:p>
          </table:table-cell>
          <table:table-cell table:number-columns-repeated="3"/>
        </table:table-row>
        <table:table-row table:style-name="ro1">
          <table:table-cell office:value-type="float" office:value="0.0169788137171" calcext:value-type="float">
            <text:p>0.0169788137</text:p>
          </table:table-cell>
          <table:table-cell office:value-type="float" office:value="0.111115449747245" calcext:value-type="float">
            <text:p>0.1111154497</text:p>
          </table:table-cell>
          <table:table-cell table:number-columns-repeated="3"/>
        </table:table-row>
        <table:table-row table:style-name="ro1">
          <table:table-cell office:value-type="float" office:value="0.0189395287058" calcext:value-type="float">
            <text:p>0.0189395287</text:p>
          </table:table-cell>
          <table:table-cell office:value-type="float" office:value="0.215199140700586" calcext:value-type="float">
            <text:p>0.2151991407</text:p>
          </table:table-cell>
          <table:table-cell table:number-columns-repeated="3"/>
        </table:table-row>
        <table:table-row table:style-name="ro1">
          <table:table-cell office:value-type="float" office:value="0.0186437040614" calcext:value-type="float">
            <text:p>0.0186437041</text:p>
          </table:table-cell>
          <table:table-cell office:value-type="float" office:value="0.143735497785305" calcext:value-type="float">
            <text:p>0.1437354978</text:p>
          </table:table-cell>
          <table:table-cell table:number-columns-repeated="3"/>
        </table:table-row>
        <table:table-row table:style-name="ro1">
          <table:table-cell office:value-type="float" office:value="0.0231597961422" calcext:value-type="float">
            <text:p>0.0231597961</text:p>
          </table:table-cell>
          <table:table-cell office:value-type="float" office:value="0.200411814718524" calcext:value-type="float">
            <text:p>0.2004118147</text:p>
          </table:table-cell>
          <table:table-cell table:number-columns-repeated="3"/>
        </table:table-row>
        <table:table-row table:style-name="ro1">
          <table:table-cell office:value-type="float" office:value="0.0314541252135" calcext:value-type="float">
            <text:p>0.0314541252</text:p>
          </table:table-cell>
          <table:table-cell office:value-type="float" office:value="0.104308243348906" calcext:value-type="float">
            <text:p>0.1043082433</text:p>
          </table:table-cell>
          <table:table-cell table:number-columns-repeated="3"/>
        </table:table-row>
        <table:table-row table:style-name="ro1">
          <table:table-cell office:value-type="float" office:value="0.00766283524904" calcext:value-type="float">
            <text:p>0.0076628352</text:p>
          </table:table-cell>
          <table:table-cell office:value-type="float" office:value="0.128577293823123" calcext:value-type="float">
            <text:p>0.1285772938</text:p>
          </table:table-cell>
          <table:table-cell table:number-columns-repeated="3"/>
        </table:table-row>
        <table:table-row table:style-name="ro1">
          <table:table-cell office:value-type="float" office:value="0.0367175403672" calcext:value-type="float">
            <text:p>0.0367175404</text:p>
          </table:table-cell>
          <table:table-cell office:value-type="float" office:value="0.152970526834365" calcext:value-type="float">
            <text:p>0.1529705268</text:p>
          </table:table-cell>
          <table:table-cell table:number-columns-repeated="3"/>
        </table:table-row>
        <table:table-row table:style-name="ro1">
          <table:table-cell office:value-type="float" office:value="0.011641113004" calcext:value-type="float">
            <text:p>0.011641113</text:p>
          </table:table-cell>
          <table:table-cell office:value-type="float" office:value="0.113034192774116" calcext:value-type="float">
            <text:p>0.1130341928</text:p>
          </table:table-cell>
          <table:table-cell table:number-columns-repeated="3"/>
        </table:table-row>
        <table:table-row table:style-name="ro1">
          <table:table-cell office:value-type="float" office:value="0.0153972872079" calcext:value-type="float">
            <text:p>0.0153972872</text:p>
          </table:table-cell>
          <table:table-cell office:value-type="float" office:value="0.200918157245191" calcext:value-type="float">
            <text:p>0.2009181572</text:p>
          </table:table-cell>
          <table:table-cell table:number-columns-repeated="3"/>
        </table:table-row>
        <table:table-row table:style-name="ro1">
          <table:table-cell office:value-type="float" office:value="0.0196189169928" calcext:value-type="float">
            <text:p>0.019618917</text:p>
          </table:table-cell>
          <table:table-cell office:value-type="float" office:value="0.246095324849066" calcext:value-type="float">
            <text:p>0.2460953248</text:p>
          </table:table-cell>
          <table:table-cell table:number-columns-repeated="3"/>
        </table:table-row>
        <table:table-row table:style-name="ro1">
          <table:table-cell office:value-type="float" office:value="0.0692685401605" calcext:value-type="float">
            <text:p>0.0692685402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</table:table>
      <table:table table:name="clea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830201462595" calcext:value-type="float">
            <text:p>0.19783020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 style:data-style-name="N2" text:time-value="00:43:26.653272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1:39:03.341187214</meta:creation-date>
    <dc:date>2019-02-18T00:48:04.484606103</dc:date>
    <meta:editing-duration>PT14M17S</meta:editing-duration>
    <meta:editing-cycles>9</meta:editing-cycles>
    <meta:generator>LibreOffice/5.1.6.2$Linux_X86_64 LibreOffice_project/10m0$Build-2</meta:generator>
    <meta:document-statistic meta:table-count="3" meta:cell-count="408" meta:object-count="0"/>
  </office:meta>
</office:document-meta>
</file>